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Frame_20_contents">
      <style:paragraph-properties fo:margin-left="5.5cm" fo:margin-right="-0.014cm" fo:text-align="start" style:justify-single-word="false" fo:text-indent="0cm" style:auto-text-indent="false"/>
      <style:text-properties fo:font-size="10pt" style:font-size-asian="8.75pt" style:font-size-complex="10pt"/>
    </style:style>
    <style:style style:name="P3" style:family="paragraph" style:parent-style-name="Text_20_body">
      <style:paragraph-properties fo:text-align="start" style:justify-single-word="false"/>
    </style:style>
    <style:style style:name="P4" style:family="paragraph" style:parent-style-name="Text_20_body" style:list-style-name="L1">
      <style:paragraph-properties fo:text-align="start" style:justify-single-word="false"/>
    </style:style>
    <style:style style:name="P5" style:family="paragraph" style:parent-style-name="Heading_20_1">
      <style:paragraph-properties fo:text-align="center" style:justify-single-word="false"/>
    </style:style>
    <style:style style:name="fr1" style:family="graphic" style:parent-style-name="Frame">
      <style:graphic-properties style:vertical-pos="from-top" style:vertical-rel="paragraph" style:horizontal-pos="from-left" style:horizontal-rel="paragraph" fo:padding="0cm" fo:border="none" style:shadow="none">
        <style:columns fo:column-count="1" fo:column-gap="0cm"/>
      </style:graphic-properties>
    </style:style>
    <style:style style:name="fr2"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Frame2" text:anchor-type="paragraph" svg:x="8.5cm" svg:y="0.011cm" svg:width="8.5cm" draw:z-index="1"><draw:text-box fo:min-height="1.75cm"><text:p text:style-name="P2">Florian Bogenhart<text:line-break/>Hermann Sutter<text:line-break/><text:line-break/>Datum: 29.07.2011</text:p></draw:text-box></draw:frame><draw:frame draw:style-name="fr2" draw:name="Frame1" text:anchor-type="paragraph" svg:x="0.011cm" svg:y="0.011cm" svg:width="8.5cm" svg:height="1.75cm" draw:z-index="0"><draw:text-box><text:p text:style-name="P1">Technischehochschule-Mittelhessen<text:line-break/>Fachbereich: MNI<text:line-break/>Ruby on Rails<text:line-break/>Kursleiter: BSc. Fabian Müller</text:p></draw:text-box></draw:frame>­</text:p>
      <text:h text:style-name="P5" text:outline-level="1">Go-Seite</text:h>
      <text:p text:style-name="P3">Das Projekt „Go-Seite“ kleines Turnierverwaltungssystem mit eingebauten Forum und einen Upload für Spielverlaufsdatein für das Brettspiel Go.</text:p>
      <text:list xml:id="list803528894" text:style-name="L1">
        <text:list-item>
          <text:p text:style-name="P4">Home<text:line-break/>Auf der Startseite werden die News angezeigt, die einen „Thread“ im Forum haben. Im Forum können die News kommentiert werden.</text:p>
        </text:list-item>
        <text:list-item>
          <text:p text:style-name="P4">Turniersystem:<text:line-break/>Das Turniersystem verwaltet Spieler die sich zu Turnieren anmelden. Spieler die auf der Webseite registriert sind und Gastspieler können sich zum Turnier anmelden. Dadurch können auch Spieler an Turnieren teilnehmen, die nicht auf der Website registriert sind.<text:line-break/>Das Turniersystem funktioniert nach dem KO-System. Es spielen immer 2 Spieler gegeneinander, sie werden per Zufall gelost. Der Sieger des Spiels zieht in die nächste Runde ein. Wenn für die gewünschten Spieler die Sieger eingetragen wurden sind, fängt das KO-System mit den Gewinnern in einer neuen Runde von neuem an. Bei einer ungünstigen Anzahl von Spieler muss ein Spieler ein Freilos für die nächste Runde bekommen. Durch das einfach klicken auf den Name des Spielers, wird der Sieger eingetragen und somit eine einfache Bedienung ermöglicht. <text:line-break/>Zu jedem Turnier können Informationen hinterlegt werden, die auf der Seite angezeigt werden.</text:p>
        </text:list-item>
        <text:list-item>
          <text:p text:style-name="P4">Forum<text:line-break/>Ein vereinfachtes Forum mit verschiedenen Bereichen kann genutzt werden. In jeden Bereich können die Benutzer, Themen erstellen und diese Kommentieren. Der Standard Bereich „News“ wird für das News System benötigt und wird extra behandelt.</text:p>
        </text:list-item>
        <text:list-item>
          <text:p text:style-name="P4">Bundesliga<text:line-break/>In diesem Bereich existieren, von der Bundesliga, eine Sammlung von Spielen die jeder Betrachten können. Die Spiele werden mit Datum und der Spieler versehen. Jedes Spiel kann eine „sgf“ Datei haben. Diese Datei hat den gesamten Spielverlauf gespeichert.</text:p>
        </text:list-item>
        <text:list-item>
          <text:p text:style-name="P4">Rechteverwaltung</text:p>
          <text:p text:style-name="P4">Besonders Leichte Rechteverwaltung durch Einteilung der User in verschiedenen Gruppen. Jede Gruppe hat andere Rechte. Damit werden Zugriffe der verschiedenen Funktionen der Seite geregel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28T10:16:28</meta:creation-date>
    <dc:date>2011-07-28T22:42:56</dc:date>
    <meta:editing-duration>PT4H36M16S</meta:editing-duration>
    <meta:editing-cycles>15</meta:editing-cycles>
    <meta:generator>LibreOffice/3.3$Unix LibreOffice_project/330m19$Build-202</meta:generator>
    <meta:document-statistic meta:table-count="0" meta:image-count="0" meta:object-count="0" meta:page-count="1" meta:paragraph-count="11" meta:word-count="300" meta:character-count="2067"/>
  </office:meta>
</office:document-meta>
</file>